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63a5" officeooo:paragraph-rsid="001863a5"/>
    </style:style>
    <style:style style:name="P2" style:family="paragraph" style:parent-style-name="Standard">
      <style:paragraph-properties fo:text-align="start" style:justify-single-word="false"/>
      <style:text-properties officeooo:rsid="001863a5" officeooo:paragraph-rsid="001863a5"/>
    </style:style>
    <style:style style:name="P3" style:family="paragraph" style:parent-style-name="Standard">
      <style:paragraph-properties fo:text-align="start" style:justify-single-word="false"/>
      <style:text-properties officeooo:rsid="0018891c" officeooo:paragraph-rsid="0018891c"/>
    </style:style>
    <style:style style:name="P4" style:family="paragraph" style:parent-style-name="Standard">
      <style:paragraph-properties fo:text-align="start" style:justify-single-word="false"/>
      <style:text-properties officeooo:rsid="001863a5" officeooo:paragraph-rsid="001863a5"/>
    </style:style>
    <style:style style:name="P5" style:family="paragraph" style:parent-style-name="Standard">
      <style:paragraph-properties fo:text-align="center" style:justify-single-word="false"/>
      <style:text-properties officeooo:rsid="001863a5" officeooo:paragraph-rsid="001863a5"/>
    </style:style>
    <style:style style:name="P6" style:family="paragraph" style:parent-style-name="Standard">
      <style:paragraph-properties fo:text-align="start" style:justify-single-word="false"/>
      <style:text-properties officeooo:rsid="0008c5a1" officeooo:paragraph-rsid="0019ba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3</text:p>
      <text:p text:style-name="P2"/>
      <text:p text:style-name="P6">NAME : ARAVIND S</text:p>
      <text:p text:style-name="P6">USN : 1PE15IS014</text:p>
      <text:p text:style-name="P1"/>
      <text:p text:style-name="P2"/>
      <text:p text:style-name="P3">#include&lt;iostream&gt;</text:p>
      <text:p text:style-name="P3">#include&lt;fstream&gt;</text:p>
      <text:p text:style-name="P3">#include&lt;stdlib.h&gt;</text:p>
      <text:p text:style-name="P3">#include&lt;string.h&gt;</text:p>
      <text:p text:style-name="P3">#include&lt;stdio.h&gt;</text:p>
      <text:p text:style-name="P3"/>
      <text:p text:style-name="P3">using namespace std;</text:p>
      <text:p text:style-name="P3"/>
      <text:p text:style-name="P3">class Student{</text:p>
      <text:p text:style-name="P3"><text:tab/>private:</text:p>
      <text:p text:style-name="P3"><text:tab/><text:tab/>char usn[11], name[21], age[3], buffer[37];</text:p>
      <text:p text:style-name="P3"><text:tab/><text:tab/>fstream f;</text:p>
      <text:p text:style-name="P3"/>
      <text:p text:style-name="P3"><text:tab/>public:</text:p>
      <text:p text:style-name="P3"><text:tab/><text:tab/>void pack();</text:p>
      <text:p text:style-name="P3"><text:tab/><text:tab/>void unpack();</text:p>
      <text:p text:style-name="P3"><text:tab/><text:tab/>void display();</text:p>
      <text:p text:style-name="P3"><text:tab/><text:tab/>int displayAll();</text:p>
      <text:p text:style-name="P3"><text:tab/><text:tab/>void read();</text:p>
      <text:p text:style-name="P3"><text:tab/><text:tab/>void addRecord();</text:p>
      <text:p text:style-name="P3"><text:tab/><text:tab/>void modify(char u[]);</text:p>
      <text:p text:style-name="P3"><text:tab/><text:tab/>int search(char u[], int );</text:p>
      <text:p text:style-name="P3">};</text:p>
      <text:p text:style-name="P3"/>
      <text:p text:style-name="P3">void Student::pack(){</text:p>
      <text:p text:style-name="P3"><text:tab/>strcpy(buffer, usn);</text:p>
      <text:p text:style-name="P3"><text:tab/>strcat(buffer, "|");</text:p>
      <text:p text:style-name="P3"><text:tab/>strcat(buffer, name);</text:p>
      <text:p text:style-name="P3"><text:tab/>strcat(buffer, "|");</text:p>
      <text:p text:style-name="P3"><text:tab/>strcat(buffer, age);</text:p>
      <text:p text:style-name="P3"><text:tab/>strcat(buffer, "#");</text:p>
      <text:p text:style-name="P3">}</text:p>
      <text:p text:style-name="P3"/>
      <text:p text:style-name="P3">void Student::unpack(){</text:p>
      <text:p text:style-name="P3"><text:tab/>strcpy(usn, strtok(buffer, "|"));</text:p>
      <text:p text:style-name="P3"><text:tab/>strcpy(name, strtok(NULL, "|"));</text:p>
      <text:p text:style-name="P3"><text:tab/>strcpy(age, strtok(NULL, "#"));</text:p>
      <text:p text:style-name="P3">}</text:p>
      <text:p text:style-name="P3"/>
      <text:p text:style-name="P3">void Student::display(){</text:p>
      <text:p text:style-name="P3"><text:tab/>cout &lt;&lt; " <text:s/>USN: " &lt;&lt; usn &lt;&lt; endl;</text:p>
      <text:p text:style-name="P3"><text:tab/>cout &lt;&lt; " <text:s/>Name: " &lt;&lt; name &lt;&lt; endl;</text:p>
      <text:p text:style-name="P3"><text:tab/>cout &lt;&lt; " <text:s/>Age: " &lt;&lt; age &lt;&lt; endl;</text:p>
      <text:p text:style-name="P3">}</text:p>
      <text:p text:style-name="P3"/>
      <text:p text:style-name="P3">int Student::displayAll(){</text:p>
      <text:p text:style-name="P3"><text:soft-page-break/><text:tab/>ifstream f;</text:p>
      <text:p text:style-name="P3"><text:tab/>f.open("student.txt");</text:p>
      <text:p text:style-name="P3"><text:tab/>int s_count = 0;</text:p>
      <text:p text:style-name="P3"><text:tab/>while(!f.eof()){</text:p>
      <text:p text:style-name="P3"><text:tab/><text:tab/>f.getline(buffer, sizeof(buffer), '#');</text:p>
      <text:p text:style-name="P3"><text:tab/><text:tab/>if(f.fail())</text:p>
      <text:p text:style-name="P3"><text:tab/><text:tab/><text:tab/>break;</text:p>
      <text:p text:style-name="P3"><text:tab/><text:tab/>unpack();</text:p>
      <text:p text:style-name="P3"><text:tab/><text:tab/>if(s_count &lt; 1)</text:p>
      <text:p text:style-name="P3"><text:tab/><text:tab/><text:tab/>cout &lt;&lt; "\nRecords Present in File\n";</text:p>
      <text:p text:style-name="P3"><text:tab/><text:tab/>cout &lt;&lt; "\n Student " &lt;&lt; ++s_count &lt;&lt; ":-\n";</text:p>
      <text:p text:style-name="P3"><text:tab/><text:tab/>display();</text:p>
      <text:p text:style-name="P3"><text:tab/>}</text:p>
      <text:p text:style-name="P3"><text:tab/>return s_count;</text:p>
      <text:p text:style-name="P3">}</text:p>
      <text:p text:style-name="P3"/>
      <text:p text:style-name="P3">void Student::read(){</text:p>
      <text:p text:style-name="P3"><text:tab/>cout &lt;&lt; " USN: ";</text:p>
      <text:p text:style-name="P3"><text:tab/>cin &gt;&gt; usn;</text:p>
      <text:p text:style-name="P3"><text:tab/>cout &lt;&lt; " Name: ";</text:p>
      <text:p text:style-name="P3"><text:tab/>cin &gt;&gt; name;</text:p>
      <text:p text:style-name="P3"><text:tab/>cout &lt;&lt; " Age: ";</text:p>
      <text:p text:style-name="P3"><text:tab/>cin &gt;&gt; age;</text:p>
      <text:p text:style-name="P3">}</text:p>
      <text:p text:style-name="P3"/>
      <text:p text:style-name="P3">void Student::addRecord(){</text:p>
      <text:p text:style-name="P3"><text:tab/>fstream f;</text:p>
      <text:p text:style-name="P3"><text:tab/>f.open("student.txt", ios::in | ios::out | ios::ate);</text:p>
      <text:p text:style-name="P3"><text:tab/>read();</text:p>
      <text:p text:style-name="P3"><text:tab/>pack();</text:p>
      <text:p text:style-name="P3"><text:tab/>f.write(buffer, strlen(buffer));</text:p>
      <text:p text:style-name="P3">}</text:p>
      <text:p text:style-name="P3"/>
      <text:p text:style-name="P3">int Student::search(char u[], int mode = 0){</text:p>
      <text:p text:style-name="P3"><text:tab/>ifstream f;</text:p>
      <text:p text:style-name="P3"><text:tab/>f.open("student.txt");</text:p>
      <text:p text:style-name="P3"><text:tab/>int index = -1, pos = 0, b_len;</text:p>
      <text:p text:style-name="P3"><text:tab/>while(!f.eof()){</text:p>
      <text:p text:style-name="P3"><text:tab/><text:tab/>f.getline(buffer, sizeof(buffer), '#');</text:p>
      <text:p text:style-name="P3"><text:tab/><text:tab/>if(f.fail())</text:p>
      <text:p text:style-name="P3"><text:tab/><text:tab/><text:tab/>break;</text:p>
      <text:p text:style-name="P3"><text:tab/><text:tab/>pos += b_len = (strlen(buffer) + 1);</text:p>
      <text:p text:style-name="P3"><text:tab/><text:tab/>unpack();</text:p>
      <text:p text:style-name="P3"><text:tab/><text:tab/>if(strcmp(u, usn) == 0){</text:p>
      <text:p text:style-name="P3"><text:tab/><text:tab/><text:tab/>index = pos - b_len;</text:p>
      <text:p text:style-name="P3"><text:tab/><text:tab/><text:tab/>if(mode == 0){</text:p>
      <text:p text:style-name="P3"><text:tab/><text:tab/><text:tab/><text:tab/>cout &lt;&lt; "\nRecord Found\n\nRecord Details:-\n";</text:p>
      <text:p text:style-name="P3"><text:tab/><text:tab/><text:tab/><text:tab/>display();</text:p>
      <text:p text:style-name="P3"><text:tab/><text:tab/><text:tab/>}</text:p>
      <text:p text:style-name="P3"><text:tab/><text:tab/><text:tab/>break;</text:p>
      <text:p text:style-name="P3"><text:tab/><text:tab/>}</text:p>
      <text:p text:style-name="P3"><text:tab/>}</text:p>
      <text:p text:style-name="P3"><text:soft-page-break/><text:tab/>f.close();</text:p>
      <text:p text:style-name="P3"><text:tab/>return index;</text:p>
      <text:p text:style-name="P3">}</text:p>
      <text:p text:style-name="P3"/>
      <text:p text:style-name="P3">void Student::modify(char u[]){</text:p>
      <text:p text:style-name="P3"><text:tab/>fstream fin;</text:p>
      <text:p text:style-name="P3"><text:tab/>fin.open("student.txt", ios::in);</text:p>
      <text:p text:style-name="P3"><text:tab/>int index = search(u, 1);</text:p>
      <text:p text:style-name="P3"><text:tab/>if(index == -1){</text:p>
      <text:p text:style-name="P3"><text:tab/><text:tab/>cout &lt;&lt; "\nRecord Not Present\n";</text:p>
      <text:p text:style-name="P3"><text:tab/><text:tab/>return ;</text:p>
      <text:p text:style-name="P3"><text:tab/>}</text:p>
      <text:p text:style-name="P3"><text:tab/>cout &lt;&lt; "\nEnter Updated Details:-\n";</text:p>
      <text:p text:style-name="P3"><text:tab/>read();</text:p>
      <text:p text:style-name="P3"><text:tab/>pack();</text:p>
      <text:p text:style-name="P3"><text:tab/>fstream fout;</text:p>
      <text:p text:style-name="P3"><text:tab/>fout.open("tempStudent.txt", ios::out);</text:p>
      <text:p text:style-name="P3"><text:tab/>Student temp;</text:p>
      <text:p text:style-name="P3"><text:tab/>while(!fin.eof()){</text:p>
      <text:p text:style-name="P3"><text:tab/><text:tab/>if((int )fin.tellg() == index){</text:p>
      <text:p text:style-name="P3"><text:tab/><text:tab/><text:tab/>fout.write(buffer, strlen(buffer));</text:p>
      <text:p text:style-name="P3"><text:tab/><text:tab/><text:tab/>fin.getline(temp.buffer, sizeof(temp.buffer), '#');</text:p>
      <text:p text:style-name="P3"><text:tab/><text:tab/>}</text:p>
      <text:p text:style-name="P3"><text:tab/><text:tab/>else{</text:p>
      <text:p text:style-name="P3"><text:tab/><text:tab/><text:tab/>fin.getline(temp.buffer, sizeof(temp.buffer), '#');</text:p>
      <text:p text:style-name="P3"><text:tab/><text:tab/><text:tab/>if(fin.fail())</text:p>
      <text:p text:style-name="P3"><text:tab/><text:tab/><text:tab/><text:tab/>break;</text:p>
      <text:p text:style-name="P3"><text:tab/><text:tab/><text:tab/>strcat(temp.buffer, "#");</text:p>
      <text:p text:style-name="P3"><text:tab/><text:tab/><text:tab/>fout.write(temp.buffer, strlen(temp.buffer));</text:p>
      <text:p text:style-name="P3"><text:tab/><text:tab/>}</text:p>
      <text:p text:style-name="P3"><text:tab/>}</text:p>
      <text:p text:style-name="P3"><text:tab/>fin.close();</text:p>
      <text:p text:style-name="P3"><text:tab/>fout.close();</text:p>
      <text:p text:style-name="P3"><text:tab/>remove("student.txt");</text:p>
      <text:p text:style-name="P3"><text:tab/>rename("tempStudent.txt", "student.txt");<text:tab/></text:p>
      <text:p text:style-name="P3">}</text:p>
      <text:p text:style-name="P3"/>
      <text:p text:style-name="P3">int main(){</text:p>
      <text:p text:style-name="P3"><text:tab/>int choice;</text:p>
      <text:p text:style-name="P3"><text:tab/>Student s;</text:p>
      <text:p text:style-name="P3"><text:tab/>char u[11];</text:p>
      <text:p text:style-name="P3"><text:tab/>while(true){</text:p>
      <text:p text:style-name="P3"><text:tab/><text:tab/>cout &lt;&lt; "\nMENU:\n1 <text:s/>Add Record\n2 <text:s/>Show Records\n3 <text:s/>Search Record\n";</text:p>
      <text:p text:style-name="P3"><text:tab/><text:tab/>cout &lt;&lt; "4 <text:s/>Modify Records\n5 <text:s/>Exit\n\nYour Choice: ";</text:p>
      <text:p text:style-name="P3"><text:tab/><text:tab/>cin &gt;&gt; choice;</text:p>
      <text:p text:style-name="P3"><text:tab/><text:tab/>switch(choice){</text:p>
      <text:p text:style-name="P3"><text:tab/><text:tab/><text:tab/>case 1: cout &lt;&lt; "\nProvide Following Student Details:-\n";</text:p>
      <text:p text:style-name="P3"><text:tab/><text:tab/><text:tab/><text:tab/>s.addRecord();</text:p>
      <text:p text:style-name="P3"><text:tab/><text:tab/><text:tab/><text:tab/>break;</text:p>
      <text:p text:style-name="P3"/>
      <text:p text:style-name="P3"><text:tab/><text:tab/><text:tab/>case 2: if(s.displayAll() == 0)</text:p>
      <text:p text:style-name="P3"><text:tab/><text:tab/><text:tab/><text:tab/><text:tab/>cout &lt;&lt; "\nStudent File is Empty\n";</text:p>
      <text:p text:style-name="P3"><text:soft-page-break/><text:tab/><text:tab/><text:tab/><text:tab/>break;</text:p>
      <text:p text:style-name="P3"/>
      <text:p text:style-name="P3"><text:tab/><text:tab/><text:tab/>case 3: cout &lt;&lt; "\nEnter the USN to search for the record: ";</text:p>
      <text:p text:style-name="P3"><text:tab/><text:tab/><text:tab/><text:tab/>cin &gt;&gt; u;</text:p>
      <text:p text:style-name="P3"><text:tab/><text:tab/><text:tab/><text:tab/>if(s.search(u) == -1)</text:p>
      <text:p text:style-name="P3"><text:tab/><text:tab/><text:tab/><text:tab/><text:tab/>cout &lt;&lt; "\nRecord Not Present\n";</text:p>
      <text:p text:style-name="P3"><text:tab/><text:tab/><text:tab/><text:tab/>break;</text:p>
      <text:p text:style-name="P3"/>
      <text:p text:style-name="P3"><text:tab/><text:tab/><text:tab/>case 4: cout &lt;&lt; "\nEnter the USN to modify the specified record: ";</text:p>
      <text:p text:style-name="P3"><text:tab/><text:tab/><text:tab/><text:tab/>cin &gt;&gt; u;</text:p>
      <text:p text:style-name="P3"><text:tab/><text:tab/><text:tab/><text:tab/>s.modify(u);</text:p>
      <text:p text:style-name="P3"><text:tab/><text:tab/><text:tab/><text:tab/>break;</text:p>
      <text:p text:style-name="P3"/>
      <text:p text:style-name="P3"><text:tab/><text:tab/><text:tab/>case 5: cout &lt;&lt; "\nTHE END\n";</text:p>
      <text:p text:style-name="P3"><text:tab/><text:tab/><text:tab/><text:tab/>exit(0);</text:p>
      <text:p text:style-name="P3"><text:tab/><text:tab/><text:tab/><text:tab/>break;</text:p>
      <text:p text:style-name="P3"/>
      <text:p text:style-name="P3"><text:tab/><text:tab/><text:tab/>default: cout &lt;&lt; "\nInvalid Input!\nPlease try again.\n";</text:p>
      <text:p text:style-name="P3"><text:tab/><text:tab/>}</text:p>
      <text:p text:style-name="P3"><text:tab/>}</text:p>
      <text:p text:style-name="P3"><text:tab/>return 0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9:06:22.107293157</meta:creation-date>
    <dc:date>2018-03-08T19:27:47.338684512</dc:date>
    <meta:editing-duration>PT9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58" meta:word-count="425" meta:character-count="3254" meta:non-whitespace-character-count="2728"/>
  </office:meta>
</office:document-meta>
</file>